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68c5" officeooo:paragraph-rsid="001168c5"/>
    </style:style>
    <style:style style:name="P2" style:family="paragraph" style:parent-style-name="Standard">
      <style:paragraph-properties fo:text-align="center" style:justify-single-word="false"/>
      <style:text-properties officeooo:rsid="0012e6f8" officeooo:paragraph-rsid="0012e6f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68c5" officeooo:paragraph-rsid="001168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ácora del proceso de planeación y ejecución del diseño de un brazo robótico</text:p>
      <text:p text:style-name="P1"/>
      <text:p text:style-name="P1"/>
      <text:p text:style-name="P1"/>
      <text:p text:style-name="P1">Luis Fernando Martínez Muñoz 1061371780</text:p>
      <text:p text:style-name="P1">Cristián Andrés Arce Pineda 1088355033</text:p>
      <text:p text:style-name="P1"/>
      <text:p text:style-name="P1"/>
      <text:p text:style-name="P1"/>
      <text:p text:style-name="P1">Universidad Tecnológica de Pereira</text:p>
      <text:p text:style-name="P2">Facultad de Ingenierías</text:p>
      <text:p text:style-name="P2">Ingeniería de Sistemas y Computación</text:p>
      <text:p text:style-name="P2">Pereira</text:p>
      <text:p text:style-name="P2">2018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1:24:03.246525204</meta:creation-date>
    <dc:date>2018-08-10T21:38:48.549202756</dc:date>
    <meta:editing-duration>PT3M55S</meta:editing-duration>
    <meta:editing-cycles>1</meta:editing-cycles>
    <meta:document-statistic meta:table-count="0" meta:image-count="0" meta:object-count="0" meta:page-count="1" meta:paragraph-count="8" meta:word-count="37" meta:character-count="259" meta:non-whitespace-character-count="230"/>
    <meta:generator>LibreOffice/5.1.6.2$Linux_X86_64 LibreOffice_project/10m0$Build-2</meta:generator>
  </office:meta>
</office:document-meta>
</file>